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99C91026AC0539D3.jpg" manifest:media-type="image/jpeg"/>
  <manifest:file-entry manifest:full-path="Pictures/10000000000000C8000000C8FAF481D022D3600E.jpg" manifest:media-type="image/jpeg"/>
  <manifest:file-entry manifest:full-path="Pictures/10000000000000C8000000C8FBB53E290F40C22B.jpg" manifest:media-type="image/jpeg"/>
  <manifest:file-entry manifest:full-path="Pictures/10000000000000C8000000C8B29CB4904BABF7E3.jpg" manifest:media-type="image/jpeg"/>
  <manifest:file-entry manifest:full-path="Pictures/10000000000000C8000000C8A179783A81078C68.jpg" manifest:media-type="image/jpeg"/>
  <manifest:file-entry manifest:full-path="Pictures/10000000000000C8000000C871FB34E0B74B0D5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108c"/>
    </style:style>
    <style:style style:name="P2" style:family="paragraph" style:parent-style-name="Standard">
      <style:text-properties officeooo:paragraph-rsid="0017108c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3" draw:name="Image5" text:anchor-type="char" svg:x="0.0354in" svg:y="0in" svg:width="2.0835in" svg:height="2.0835in" draw:z-index="1"><draw:image xlink:href="Pictures/10000000000000C8000000C871FB34E0B74B0D52.jpg" xlink:type="simple" xlink:show="embed" xlink:actuate="onLoad" loext:mime-type="image/jpeg"/></draw:frame></text:p>
          </table:table-cell>
          <table:table-cell table:style-name="Table1.A1" office:value-type="string">
            <text:p text:style-name="Table_20_Contents"><draw:frame draw:style-name="fr2" draw:name="Image6" text:anchor-type="char" svg:width="2.0835in" svg:height="2.0835in" draw:z-index="2"><draw:image xlink:href="Pictures/10000000000000C8000000C8A179783A81078C68.jpg" xlink:type="simple" xlink:show="embed" xlink:actuate="onLoad" loext:mime-type="image/jpeg"/></draw:frame></text:p>
          </table:table-cell>
          <table:table-cell table:style-name="Table1.C1" office:value-type="string">
            <text:p text:style-name="Table_20_Contents"><draw:frame draw:style-name="fr2" draw:name="Image7" text:anchor-type="char" svg:width="2.0835in" svg:height="2.0835in" draw:z-index="3"><draw:image xlink:href="Pictures/10000000000000C8000000C8FBB53E290F40C22B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4" draw:name="Image2" text:anchor-type="as-char" svg:y="-2.0835in" svg:width="2.0835in" svg:height="2.0835in" draw:z-index="0"><draw:image xlink:href="Pictures/10000000000000C8000000C8FAF481D022D3600E.jpg" xlink:type="simple" xlink:show="embed" xlink:actuate="onLoad" loext:mime-type="image/jpeg"/></draw:frame></text:p>
          </table:table-cell>
          <table:table-cell table:style-name="Table1.A2" office:value-type="string">
            <text:p text:style-name="Table_20_Contents"><draw:frame draw:style-name="fr1" draw:name="Image3" text:anchor-type="as-char" svg:y="0.0209in" svg:width="2.0835in" svg:height="2.0835in" draw:z-index="5"><draw:image xlink:href="Pictures/10000000000000C8000000C899C91026AC0539D3.jpg" xlink:type="simple" xlink:show="embed" xlink:actuate="onLoad" loext:mime-type="image/jpeg"/></draw:frame></text:p>
          </table:table-cell>
          <table:table-cell table:style-name="Table1.C2" office:value-type="string">
            <text:p text:style-name="Table_20_Contents"><draw:frame draw:style-name="fr1" draw:name="Image4" text:anchor-type="as-char" svg:y="-1.2917in" svg:width="2.0835in" svg:height="2.0835in" draw:z-index="4"><draw:image xlink:href="Pictures/10000000000000C8000000C8B29CB4904BABF7E3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8:41:05.947821716</meta:creation-date>
    <dc:date>2023-06-15T19:04:40.557707069</dc:date>
    <meta:editing-duration>PT6M12S</meta:editing-duration>
    <meta:editing-cycles>2</meta:editing-cycles>
    <meta:generator>LibreOffice/6.4.6.2$Linux_X86_64 LibreOffice_project/40$Build-2</meta:generator>
    <meta:document-statistic meta:table-count="1" meta:image-count="6" meta:object-count="0" meta:page-count="1" meta:paragraph-count="4" meta:word-count="0" meta:character-count="6" meta:non-whitespace-character-count="0"/>
  </office:meta>
</office:document-meta>
</file>